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et up apache to redirect http traffic to internal domains</text:p>
      <text:p text:style-name="Standard"/>
      <text:p text:style-name="Standard"/>
      <text:list xml:id="list4974527525620534266" text:style-name="L1">
        <text:list-item>
          <text:p text:style-name="P1">edit hosts file and add local domain</text:p>
        </text:list-item>
      </text:list>
      <text:p text:style-name="Standard"/>
      <text:p text:style-name="Standard"><text:tab/>eg. <text:s/>127.0.0.1 nexus.local</text:p>
      <text:p text:style-name="Standard"/>
      <text:p text:style-name="Standard"/>
      <text:p text:style-name="Standard"><text:s text:c="6"/>2. ensure the following modules are enabled in httpd config (&lt;apacheroot&gt;/conf/httpd.conf)</text:p>
      <text:p text:style-name="Standard"/>
      <text:p text:style-name="Standard"><text:s text:c="10"/>LoadModule proxy_module modules/mod_proxy.so</text:p>
      <text:p text:style-name="Standard"><text:s text:c="10"/>LoadModule proxy_http_module modules/mod_proxy_http.so <text:s text:c="4"/></text:p>
      <text:p text:style-name="Standard"/>
      <text:p text:style-name="Standard"/>
      <text:p text:style-name="Standard"><text:s text:c="6"/>3.edit apache vhosts config (&lt;apacheroot&gt;/conf/extra/httpd-vhosts.conf)</text:p>
      <text:p text:style-name="Standard"/>
      <text:p text:style-name="Standard"><text:s text:c="12"/>&lt;VirtualHost *:80&gt;</text:p>
      <text:p text:style-name="Standard"><text:s text:c="4"/><text:tab/><text:tab/>ServerName nexus.local</text:p>
      <text:p text:style-name="Standard"><text:s text:c="4"/><text:tab/><text:tab/>ProxyPass / http://localhost:8081/</text:p>
      <text:p text:style-name="Standard"><text:s text:c="4"/><text:tab/><text:tab/>ProxyPassReverse / http://localhost:8081/</text:p>
      <text:p text:style-name="Standard"><text:s text:c="4"/><text:tab/><text:tab/>ProxyPreserveHost On <text:s/></text:p>
      <text:p text:style-name="Standard"><text:s text:c="4"/><text:tab/><text:tab/>ProxyRequests Off</text:p>
      <text:p text:style-name="Standard"><text:tab/>&lt;/VirtualHos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9S</meta:editing-duration>
    <meta:editing-cycles>3</meta:editing-cycles>
    <meta:generator>OpenOffice/4.1.2$Win32 OpenOffice.org_project/412m3$Build-9782</meta:generator>
    <dc:date>2017-07-08T23:20:34.57</dc:date>
    <meta:document-statistic meta:table-count="0" meta:image-count="0" meta:object-count="0" meta:page-count="1" meta:paragraph-count="14" meta:word-count="60" meta:character-count="637"/>
    <dc:creator>Richard Hannah</dc:creator>
    <meta:user-defined meta:name="Info 1"/>
    <meta:user-defined meta:name="Info 2"/>
    <meta:user-defined meta:name="Info 3"/>
    <meta:user-defined meta:name="Info 4"/>
  </office:meta>
</office:document-meta>
</file>